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5" style:family="table-column">
      <style:table-column-properties fo:break-before="auto" style:column-width="0.8925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3.9398in"/>
    </style:style>
    <style:style style:name="co4" style:family="table-column">
      <style:table-column-properties fo:break-before="auto" style:column-width="3.1563in"/>
    </style:style>
    <style:style style:name="co5" style:family="table-column">
      <style:table-column-properties fo:break-before="auto" style:column-width="3.4339in"/>
    </style:style>
    <style:style style:name="co6" style:family="table-column">
      <style:table-column-properties fo:break-before="auto" style:column-width="0.889in"/>
    </style:style>
    <style:style style:name="AROW-8" style:family="table-row">
      <style:table-row-properties style:row-height="0.1783in" fo:break-before="auto" style:use-optimal-row-height="true"/>
    </style:style>
    <style:style style:name="AROW-6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1.4299in" fo:break-before="auto" style:use-optimal-row-height="true"/>
    </style:style>
    <style:style style:name="ta-0x7fe20398d1f0" style:family="table" style:master-page-name="Sheet2">
      <style:table-properties table:display="true" style:writing-mode="lr-tb"/>
    </style:style>
    <style:style style:name="ta-0x7fe20398d3e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7fe2039fa0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7fe2039fa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ACOL-0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s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щ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щ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Cell Avaliable Tasks</text:p>
          </table:table-cell>
          <table:table-cell table:style-name="Gnumeric-default" office:value-type="string" calcext:value-type="string">
            <text:p>Доступные 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ермя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7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style-name="Gnumeric-default" table:number-columns-repeated="125"/>
        </table:table-row>
        <table:table-row table:style-name="ro8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 котором сделаете</text:p>
            <text:p>свой первый шаг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CreatingFirstCell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> </text:p>
            <text:p>Нажмите на ячейку и зайдите в</text:p>
            <text:p>меню заданий.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utorial_BeforeStartFirstTask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StartingFirstTask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> </text:p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Ячейка завершила набор агентов!</text:p>
            <text:p> </text:p>
            <text:p>Теперь в ней достаточно людей,</text:p>
            <text:p>чтобы взяться за первое серьёзное</text:p>
            <text:p>задание.</text:p>
            <text:p> </text:p>
            <text:p>Откройте меню заданий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StartingFirstRealWork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AfterRealWorkDone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> </text:p>
            <text:p>Выберите свою ячейку и откройте</text:p>
            <text:p>меню создания дочерних ячеек.</text:p>
          </table:table-cell>
          <table:table-cell table:number-columns-repeated="125"/>
        </table:table-row>
        <table:table-row table:style-name="ro8">
          <table:table-cell office:value-type="string" calcext:value-type="string">
            <text:p>Tutorial_OnReadyToCreateFirstSpinoff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Теперь выберите город, в котором</text:p>
            <text:p>Вы хотите расположить новую ячейку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Поздравляю с основанием дочерней ячейки.</text:p>
            <text:p> </text:p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> </text:p>
            <text:p>Шкала внизу экрана показывает ваш</text:p>
            <text:p>текущий уровень влияния</text:p>
            <text:p> </text:p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> </text:p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FirstInvestigationCatch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> </text:p>
            <text:p>Это небольшая жертва ради нашей цели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> </text:p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NOT LOCALIZED TEXT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> </text:p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AROW-6" table:number-rows-repeated="225">
          <table:table-cell table:number-columns-repeated="128"/>
        </table:table-row>
        <table:table-row table:style-name="AROW-6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fe20398d1f0" table:print="false">
        <office:forms form:automatic-focus="false" form:apply-design-mode="false">
          <form:form/>
        </office:forms>
        <table:table-column table:default-cell-style-name="ACE-0x7fe2039fa010" table:style-name="ACOL-5"/>
        <table:table-column table:default-cell-style-name="ACE-0x7fe2039fa010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e20398d3e0" table:print="false">
        <office:forms form:automatic-focus="false" form:apply-design-mode="false">
          <form:form/>
        </office:forms>
        <table:table-column table:default-cell-style-name="ACE-0x7fe2039fa138" table:style-name="ACOL-5"/>
        <table:table-column table:default-cell-style-name="ACE-0x7fe2039fa138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7:28:09.870223353</dc:date>
    <meta:creation-date>2009-04-16T11:32:48Z</meta:creation-date>
    <meta:editing-cycles>24</meta:editing-cycles>
    <meta:editing-duration>PT1H21M17S</meta:editing-duration>
    <meta:generator>LibreOffice/4.2.7.2$Linux_X86_64 LibreOffice_project/420m0$Build-2</meta:generator>
    <dc:creator>Pavel Grebnev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